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7"/>
          <table:table-cell/>
          <table:table-cell table:style-name="ce7" table:number-columns-repeated="1012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4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4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6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bank slo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2"/>
        </table:table-row>
        <table:table-row table:style-name="ro1">
          <table:table-cell table:style-name="ce1" table:number-columns-repeated="11"/>
          <table:table-cell table:style-name="ce7" office:value-type="string" calcext:value-type="string">
            <text:p>Main Controls</text:p>
          </table:table-cell>
          <table:table-cell table:style-name="ce7" table:number-columns-repeated="1012"/>
        </table:table-row>
        <table:table-row table:style-name="ro1">
          <table:table-cell table:style-name="ce1" table:number-columns-repeated="11"/>
          <table:table-cell table:style-name="ce7"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cales (microtonal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Vector control window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2"/>
        </table:table-row>
        <table:table-row table:style-name="ro1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ain part control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Controlle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 Control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1"/>
          <table:table-cell table:style-name="ce7" office:value-type="string" calcext:value-type="string">
            <text:p>Instrument edit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Kit edit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2"/>
        </table:table-row>
        <table:table-row table:style-name="ro1" table:number-rows-repeated="2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1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9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AddSynth main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AddSynth voice window – voice numbers 0 to 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ubSynth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Harmonics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PadSynth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Oscillators window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192 + (0 to 7) for AddSynth voice modulato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2 for PadSyn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Clip, Asym2, Pow2, Sgm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Harmonics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Resonance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Resonance Graph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LFO insert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128 + (0 to 7) for AddSynth voice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2 for PadSyn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1 is Frequency LFO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2 is Filter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Filter parameters insert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Formant edi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Envelope inser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1 is Frequency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2 is Filter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3 is Bandwidth envelope (SubSynth only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Freemo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Graph poi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Insertion Effect Selecto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ystem Effect Selecto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Send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Effect Inser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For insertion effects part number is 242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Normal part effects are numbers 0 to 6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returns <text:s/>1 if settings don't match preset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See ‘Effect_Inserts.txt’ for all control ranges.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2 sometimes secondary values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 learn window</text:p>
          </table:table-cell>
          <table:table-cell table:number-columns-repeated="1012"/>
        </table:table-row>
        <table:table-row table:style-name="ro1" table:number-rows-repeated="2">
          <table:table-cell table:number-columns-repeated="4"/>
          <table:table-cell table:style-name="ce7" table:number-columns-repeated="7"/>
          <table:table-cell table:style-name="ce10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7"/>
          <table:table-cell table:number-columns-repeated="1013"/>
        </table:table-row>
        <table:table-row table:style-name="ro1" table:number-rows-repeated="10478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63:Sheet1.AMJ66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/00/0000</text:date>, <text:time style:data-style-name="N2" text:time-value="18:25:05.7612780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6-05T18:25:26.822587753</dc:date>
    <meta:editing-duration>P8DT13H58M5S</meta:editing-duration>
    <meta:editing-cycles>613</meta:editing-cycles>
    <meta:generator>LibreOffice/5.2.7.2$Linux_X86_64 LibreOffice_project/20m0$Build-2</meta:generator>
    <meta:document-statistic meta:table-count="1" meta:cell-count="4934" meta:object-count="0"/>
  </office:meta>
</office:document-meta>
</file>